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E00000175F605C6F227F88F5C.png" manifest:media-type="image/png"/>
  <manifest:file-entry manifest:full-path="Pictures/10000201000002FF000000E6EF72FF5E13900C55.png" manifest:media-type="image/png"/>
  <manifest:file-entry manifest:full-path="Pictures/100002010000031C000001500116EA74AC88F082.png" manifest:media-type="image/png"/>
  <manifest:file-entry manifest:full-path="Pictures/10000201000003350000025A32741390B7DC49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17cm" svg:height="12.465cm" draw:z-index="0"><draw:image xlink:href="Pictures/10000201000003350000025A32741390B7DC4952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><draw:frame draw:style-name="fr2" draw:name="Image2" text:anchor-type="char" svg:width="17cm" svg:height="7.176cm" draw:z-index="1"><draw:image xlink:href="Pictures/100002010000031C000001500116EA74AC88F082.png" xlink:type="simple" xlink:show="embed" xlink:actuate="onLoad" loext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17cm" svg:height="5.098cm" draw:z-index="2"><draw:image xlink:href="Pictures/10000201000002FF000000E6EF72FF5E13900C55.png" xlink:type="simple" xlink:show="embed" xlink:actuate="onLoad" loext:mime-type="image/png"/></draw:frame><text:soft-page-break/><text:s/></text:p>
      <text:p text:style-name="Standard"/>
      <text:p text:style-name="Standard"><draw:frame draw:style-name="fr1" draw:name="Image4" text:anchor-type="char" svg:width="17cm" svg:height="7.945cm" draw:z-index="3"><draw:image xlink:href="Pictures/100002010000031E00000175F605C6F227F88F5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06T12:45:08.162549137</meta:creation-date>
    <dc:date>2025-02-10T15:40:51.359675105</dc:date>
    <meta:editing-duration>PT5H42M48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2" meta:paragraph-count="3" meta:word-count="0" meta:character-count="3" meta:non-whitespace-character-count="0"/>
  </office:meta>
</office:document-meta>
</file>